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" svg:font-family="'Luxi Mono'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Luxi Mono"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3"/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16" style:family="table-cell" style:parent-style-name="Default" style:data-style-name="N5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50"/>
    <style:style style:name="ce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3">
      <style:table-cell-properties fo:background-color="#e8f2a1"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5"/>
          <table:table-cell table:style-name="ce16" table:formula="of:=NOW()" office:value-type="date" office:date-value="2020-03-17T11:17:19.965544" calcext:value-type="date" table:number-columns-spanned="3" table:number-rows-spanned="1">
            <text:p>17/03/20 11:17</text:p>
          </table:table-cell>
          <table:covered-table-cell table:style-name="ce18"/>
          <table:covered-table-cell/>
          <table:table-cell table:number-columns-repeated="1016"/>
        </table:table-row>
        <table:table-row table:style-name="ro1">
          <table:table-cell table:style-name="ce1" table:number-columns-spanned="8" table:number-rows-spanned="20"/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doTesou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ú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doMax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Excedente</text:p>
          </table:table-cell>
          <table:table-cell table:style-name="ce11" table:formula="of:=[.B23]+[.B24]-[.B25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9" office:value-type="string" calcext:value-type="string">
            <text:p>R$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0485" calcext:value-type="float">
            <text:p>70485</text:p>
          </table:table-cell>
          <table:table-cell table:style-name="ce6" table:number-columns-repeated="2"/>
          <table:table-cell table:style-name="ce7" table:number-columns-repeated="4"/>
          <table:table-cell table:style-name="ce25" table:formula="of:=[.B$29]*[.B30]+[.C$29]*[.C30]+[.D$29]*[.D30]+[.E$29]*[.E30]+[.F$29]*[.F30]+[.G$29]*[.G30]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1875" calcext:value-type="float">
            <text:p>71875</text:p>
          </table:table-cell>
          <table:table-cell table:style-name="ce6" table:number-columns-repeated="2"/>
          <table:table-cell table:style-name="ce7" table:number-columns-repeated="4"/>
          <table:table-cell table:style-name="ce25" table:formula="of:=[.B$29]*[.B31]+[.C$29]*[.C31]+[.D$29]*[.D31]+[.E$29]*[.E31]+[.F$29]*[.F31]+[.G$29]*[.G31]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1876" calcext:value-type="float">
            <text:p>71876</text:p>
          </table:table-cell>
          <table:table-cell table:style-name="ce6" table:number-columns-repeated="2"/>
          <table:table-cell table:style-name="ce7" table:number-columns-repeated="4"/>
          <table:table-cell table:style-name="ce25" table:formula="of:=[.B$29]*[.B32]+[.C$29]*[.C32]+[.D$29]*[.D32]+[.E$29]*[.E32]+[.F$29]*[.F32]+[.G$29]*[.G32]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1877" calcext:value-type="float">
            <text:p>71877</text:p>
          </table:table-cell>
          <table:table-cell table:style-name="ce6" table:number-columns-repeated="2"/>
          <table:table-cell table:style-name="ce7" table:number-columns-repeated="4"/>
          <table:table-cell table:style-name="ce25" table:formula="of:=[.B$29]*[.B33]+[.C$29]*[.C33]+[.D$29]*[.D33]+[.E$29]*[.E33]+[.F$29]*[.F33]+[.G$29]*[.G33]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2066" calcext:value-type="float">
            <text:p>72066</text:p>
          </table:table-cell>
          <table:table-cell table:style-name="ce6" table:number-columns-repeated="2"/>
          <table:table-cell table:style-name="ce7" table:number-columns-repeated="4"/>
          <table:table-cell table:style-name="ce25" table:formula="of:=[.B$29]*[.B34]+[.C$29]*[.C34]+[.D$29]*[.D34]+[.E$29]*[.E34]+[.F$29]*[.F34]+[.G$29]*[.G34]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2067" calcext:value-type="float">
            <text:p>7206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25" table:formula="of:=[.B$29]*[.B35]+[.C$29]*[.C35]+[.D$29]*[.D35]+[.E$29]*[.E35]+[.F$29]*[.F35]+[.G$29]*[.G35]" office:value-type="float" office:value="20" calcext:value-type="float">
            <text:p>20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2068" calcext:value-type="float">
            <text:p>7206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52" calcext:value-type="float">
            <text:p>52</text:p>
          </table:table-cell>
          <table:table-cell table:style-name="ce7" office:value-type="float" office:value="1" calcext:value-type="float">
            <text:p>1</text:p>
          </table:table-cell>
          <table:table-cell table:style-name="ce25" table:formula="of:=[.B$29]*[.B36]+[.C$29]*[.C36]+[.D$29]*[.D36]+[.E$29]*[.E36]+[.F$29]*[.F36]+[.G$29]*[.G36]" office:value-type="float" office:value="2700" calcext:value-type="float">
            <text:p>2.700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2910" calcext:value-type="float">
            <text:p>72910</text:p>
          </table:table-cell>
          <table:table-cell table:style-name="ce6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25" table:formula="of:=[.B$29]*[.B37]+[.C$29]*[.C37]+[.D$29]*[.D37]+[.E$29]*[.E37]+[.F$29]*[.F37]+[.G$29]*[.G37]" office:value-type="float" office:value="320" calcext:value-type="float">
            <text:p>320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74823" calcext:value-type="float">
            <text:p>74823</text:p>
          </table:table-cell>
          <table:table-cell table:style-name="ce7" table:number-columns-repeated="2"/>
          <table:table-cell table:style-name="ce17"/>
          <table:table-cell table:style-name="ce6"/>
          <table:table-cell table:style-name="ce7" table:number-columns-repeated="2"/>
          <table:table-cell table:style-name="ce25" table:formula="of:=[.B$29]*[.B38]+[.C$29]*[.C38]+[.D$29]*[.D38]+[.E$29]*[.E38]+[.F$29]*[.F38]+[.G$29]*[.G38]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7"/>
          <table:table-cell table:style-name="ce25"/>
          <table:table-cell table:number-columns-repeated="1016"/>
        </table:table-row>
        <table:table-row table:style-name="ro1">
          <table:table-cell table:style-name="ce4" office:value-type="string" calcext:value-type="string">
            <text:p>totais</text:p>
          </table:table-cell>
          <table:table-cell table:style-name="ce4" table:formula="of:=SUM([.B30:.B38])" office:value-type="float" office:value="0" calcext:value-type="float">
            <text:p>0</text:p>
          </table:table-cell>
          <table:table-cell table:style-name="ce4" table:formula="of:=SUM([.C30:.C38])" office:value-type="float" office:value="0" calcext:value-type="float">
            <text:p>0</text:p>
          </table:table-cell>
          <table:table-cell table:style-name="ce4" table:formula="of:=SUM([.D30:.D38])" office:value-type="float" office:value="2" calcext:value-type="float">
            <text:p>2</text:p>
          </table:table-cell>
          <table:table-cell table:style-name="ce4" table:formula="of:=SUM([.E30:.E38])" office:value-type="float" office:value="1" calcext:value-type="float">
            <text:p>1</text:p>
          </table:table-cell>
          <table:table-cell table:style-name="ce4" table:formula="of:=SUM([.F30:.F38])" office:value-type="float" office:value="52" calcext:value-type="float">
            <text:p>52</text:p>
          </table:table-cell>
          <table:table-cell table:style-name="ce4" table:formula="of:=SUM([.G30:.G38])" office:value-type="float" office:value="4" calcext:value-type="float">
            <text:p>4</text:p>
          </table:table-cell>
          <table:table-cell table:style-name="ce25" table:formula="of:=SUM([.H30:.H38])" office:value-type="float" office:value="3040" calcext:value-type="float">
            <text:p>3.04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Mono" svg:font-family="'Luxi Mono'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16:45.3978067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4:25:08.299128852</meta:creation-date>
    <dc:date>2020-03-17T11:17:19.911961658</dc:date>
    <meta:editing-duration>PT9H9M59S</meta:editing-duration>
    <meta:editing-cycles>59</meta:editing-cycles>
    <meta:generator>LibreOffice/6.1.5.2$Linux_X86_64 LibreOffice_project/10$Build-2</meta:generator>
    <meta:print-date>2020-02-20T11:57:17.176344836</meta:print-date>
    <meta:document-statistic meta:table-count="1" meta:cell-count="47" meta:object-count="0"/>
  </office:meta>
</office:document-meta>
</file>